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zxx" fo:country="none" officeooo:paragraph-rsid="00112383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font-size="14pt" fo:language="zxx" fo:country="none" officeooo:paragraph-rsid="00112383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size="14pt" fo:language="zxx" fo:country="none" fo:font-weight="normal" officeooo:rsid="00120b1e" officeooo:paragraph-rsid="00120b1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 style:list-style-name="L1">
      <style:text-properties fo:font-size="14pt" fo:language="zxx" fo:country="none" fo:font-weight="normal" officeooo:rsid="00120b1e" officeooo:paragraph-rsid="00120b1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 style:list-style-name="L1">
      <style:text-properties fo:font-size="14pt" fo:language="zxx" fo:country="none" fo:font-weight="normal" officeooo:rsid="00128b5a" officeooo:paragraph-rsid="00128b5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text-properties fo:font-size="14pt" fo:language="zxx" fo:country="none" fo:font-weight="normal" officeooo:rsid="00128b5a" officeooo:paragraph-rsid="00128b5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 style:list-style-name="L1">
      <style:text-properties fo:font-size="14pt" fo:language="zxx" fo:country="none" fo:font-weight="normal" officeooo:rsid="0012b264" officeooo:paragraph-rsid="0012b26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text-properties fo:font-size="14pt" fo:language="zxx" fo:country="none" fo:font-weight="normal" officeooo:rsid="0012b264" officeooo:paragraph-rsid="0012b264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text-properties fo:font-size="14pt" fo:language="zxx" fo:country="none" fo:font-weight="normal" officeooo:rsid="0014acba" officeooo:paragraph-rsid="0014acb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123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b3" fo:font-weight="bold" style:font-weight-asian="bold" style:font-weight-complex="bold"/>
    </style:style>
    <style:style style:name="T4" style:family="text">
      <style:text-properties fo:color="#0066b3" fo:font-weight="bold" officeooo:rsid="00112383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238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 <text:s text:c="2"/><text:span text:style-name="T3">Analisi </text:span><text:span text:style-name="T4">del dataset</text:span></text:p>
      <text:p text:style-name="P1"/>
      <text:p text:style-name="P2"><text:span text:style-name="T6">dataset:</text:span><text:span text:style-name="T1"> </text:span><text:span text:style-name="T2">kdd_10_percent_red_CFS_BFSsmall10_2classes</text:span></text:p>
      <text:p text:style-name="P2"><text:span text:style-name="T2"/></text:p>
      <text:p text:style-name="P3">In questo dataset le classi sono sono state diminuite a 2: <text:span text:style-name="T5">normal</text:span> e <text:span text:style-name="T5">attack</text:span>.</text:p>
      <text:p text:style-name="P3">Questo ha influito positivamente:</text:p>
      <text:list xml:id="list3631414758" text:style-name="L1">
        <text:list-item>
          <text:p text:style-name="P4"><text:span text:style-name="T2">sull' accuratezza:</text:span> ogni algoritmo utilizzato ha restituito una <text:span text:style-name="T5">%</text:span> di accuratezza maggiore del <text:span text:style-name="T5">99%</text:span> (la minima è stata <text:span text:style-name="T5">99.39%</text:span> data dalla rete neurale), mentre nel dataset precedente (con più classi) la minima è stata del <text:span text:style-name="T5">93.18%</text:span> (Naive bayes). Inoltre ogni algoritmo ha ottenuto una precisione migliore su questo dataset rispetto all' altro</text:p>
        </text:list-item>
        <text:list-item>
          <text:p text:style-name="P5"><text:span text:style-name="T2">normal true positive rate: </text:span>anche qua si sono ottenuti risultati uguali o migliori (anche se di poco), tranne per il NaiveBayes che ha ottenuto un miglioramento notevole su questo dataset</text:p>
        </text:list-item>
        <text:list-item>
          <text:p text:style-name="P5"><text:span text:style-name="T2">probabilità media di riconoscere un' attacco:</text:span> nel dataset precedente risultava più difficile classificare e calcolare correttamente la probabilità media di riconoscere un qualsiasi attacco (dato che dipendeva da molte classi), ora invece la probabilità media di riconoscere un attacco informatico è molto più semplice e facile da leggere, e anche qua la probabilità si è mostrata essere sempre superiore del 99%</text:p>
        </text:list-item>
        <text:list-item>
          <text:p text:style-name="P5"><text:span text:style-name="T2">sullo sbilanciamento fra classi:</text:span> alcuni attacchi nel dataset precedente avevano qualche centinaia di istanze, mentre altri addirittura una sola soltanto. In questo modo, suddividendo il dataset solamente in due classi, si è ottenuto un bilanciamento molto più equo ed omogeneo</text:p>
        </text:list-item>
        <text:list-item>
          <text:p text:style-name="P7"><text:span text:style-name="T2">miglior comprensione generale dei dati</text:span> (<text:span text:style-name="T5">come il tasso di falsi negativi</text:span>)</text:p>
        </text:list-item>
      </text:list>
      <text:p text:style-name="P8"/>
      <text:p text:style-name="P8"/>
      <text:p text:style-name="P6"/>
      <text:p text:style-name="P9">Generalmente mi ritengo soddisfatto dei risultati ottenuti, malgrado tutto, in entrambi i dataset i risultati sono stati molto buoni.</text:p>
      <text:p text:style-name="P9">L'unico problema di questo dataset è lo sbilanciamento del numero di istanze delle classi, tuttavia questo verrà migliorato nel successivo dataset.</text:p>
      <text:list xml:id="list112856095231453" text:continue-numbering="true" text:style-name="L1">
        <text:list-header>
          <text:p text:style-name="P4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1:00:43.825889245</meta:creation-date>
    <meta:generator>LibreOffice/6.0.7.3$Linux_X86_64 LibreOffice_project/00m0$Build-3</meta:generator>
    <dc:date>2020-11-16T11:28:28.666367806</dc:date>
    <meta:editing-duration>PT17M24S</meta:editing-duration>
    <meta:editing-cycles>4</meta:editing-cycles>
    <meta:document-statistic meta:table-count="0" meta:image-count="0" meta:object-count="0" meta:page-count="1" meta:paragraph-count="12" meta:word-count="263" meta:character-count="1755" meta:non-whitespace-character-count="1499"/>
  </office:meta>
</office:document-meta>
</file>